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P18" style:family="paragraph" style:parent-style-name="Standard">
      <style:text-properties style:text-underline-style="none" officeooo:rsid="0019db3a" officeooo:paragraph-rsid="001801f1"/>
    </style:style>
    <style:style style:name="P19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ce332" officeooo:paragraph-rsid="001ce33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ca03a" officeooo:paragraph-rsid="001ca0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ef3dd" officeooo:paragraph-rsid="001ef3d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  <style:style style:name="T7" style:family="text">
      <style:text-properties officeooo:rsid="001ca03a"/>
    </style:style>
    <style:style style:name="T8" style:family="text">
      <style:text-properties officeooo:rsid="001ce332"/>
    </style:style>
    <style:style style:name="T9" style:family="text">
      <style:text-properties officeooo:rsid="0021c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8"/>
      <text:p text:style-name="P17"/>
      <text:p text:style-name="P19">GRAPHQL DATA FETCHING → <text:span text:style-name="T7">46</text:span>:00</text:p>
      <text:p text:style-name="P20"/>
      <text:p text:style-name="P21">47:<text:span text:style-name="T8">00 → <text:s/>Como hacer consultas</text:span></text:p>
      <text:p text:style-name="P21"/>
      <text:p text:style-name="P22">53:30 → <text:s/>No se usa useEffect si no ...getStaticProps() , <text:span text:style-name="T9">es decir esta es la manera de hacer fetching a la data en nextjs</text:span> 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2-23T16:10:30.527000000</dc:date>
    <meta:editing-duration>PT3H45M46S</meta:editing-duration>
    <meta:editing-cycles>2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6" meta:word-count="113" meta:character-count="636" meta:non-whitespace-character-count="532"/>
  </office:meta>
</office:document-meta>
</file>